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8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0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704" style:family="table-cell" style:parent-style-name="Default">
      <style:map style:condition="cell-content()=&quot;&quot;" style:apply-style-name="Cellule_20_invalide" style:base-cell-address="Feuille1.C99"/>
    </style:style>
    <style:style style:name="ce705" style:family="table-cell" style:parent-style-name="Default">
      <style:map style:condition="cell-content()=&quot;&quot;" style:apply-style-name="Cellule_20_invalide" style:base-cell-address="Feuille1.C100"/>
    </style:style>
    <style:style style:name="ce706" style:family="table-cell" style:parent-style-name="Default">
      <style:map style:condition="cell-content()=&quot;&quot;" style:apply-style-name="Cellule_20_invalide" style:base-cell-address="Feuille1.C101"/>
    </style:style>
    <style:style style:name="ce798" style:family="table-cell" style:parent-style-name="Default">
      <style:map style:condition="cell-content()=&quot;&quot;" style:apply-style-name="Cellule_20_invalide" style:base-cell-address="Feuille1.C102"/>
    </style:style>
    <style:style style:name="ce796" style:family="table-cell" style:parent-style-name="Default">
      <style:map style:condition="cell-content()=&quot;&quot;" style:apply-style-name="Cellule_20_invalide" style:base-cell-address="Feuille1.C103"/>
    </style:style>
    <style:style style:name="ce809" style:family="table-cell" style:parent-style-name="Default">
      <style:map style:condition="cell-content()=&quot;&quot;" style:apply-style-name="Cellule_20_invalide" style:base-cell-address="Feuille1.C104"/>
    </style:style>
    <style:style style:name="ce817" style:family="table-cell" style:parent-style-name="Default">
      <style:map style:condition="cell-content()=&quot;&quot;" style:apply-style-name="Cellule_20_invalide" style:base-cell-address="Feuille1.C105"/>
    </style:style>
    <style:style style:name="ce818" style:family="table-cell" style:parent-style-name="Default">
      <style:map style:condition="cell-content()=&quot;&quot;" style:apply-style-name="Cellule_20_invalide" style:base-cell-address="Feuille1.C106"/>
    </style:style>
    <style:style style:name="ce838" style:family="table-cell" style:parent-style-name="Default">
      <style:map style:condition="cell-content()=&quot;&quot;" style:apply-style-name="Cellule_20_invalide" style:base-cell-address="Feuille1.C107"/>
    </style:style>
    <style:style style:name="ce839" style:family="table-cell" style:parent-style-name="Default">
      <style:map style:condition="cell-content()=&quot;&quot;" style:apply-style-name="Cellule_20_invalide" style:base-cell-address="Feuille1.C108"/>
    </style:style>
    <style:style style:name="ce859" style:family="table-cell" style:parent-style-name="Default">
      <style:map style:condition="cell-content()=&quot;&quot;" style:apply-style-name="Cellule_20_invalide" style:base-cell-address="Feuille1.C109"/>
    </style:style>
    <style:style style:name="ce860" style:family="table-cell" style:parent-style-name="Default">
      <style:map style:condition="cell-content()=&quot;&quot;" style:apply-style-name="Cellule_20_invalide" style:base-cell-address="Feuille1.C110"/>
    </style:style>
    <style:style style:name="ce871" style:family="table-cell" style:parent-style-name="Default">
      <style:map style:condition="cell-content()=&quot;&quot;" style:apply-style-name="Cellule_20_invalide" style:base-cell-address="Feuille1.C11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9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0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1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2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4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5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6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08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0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6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6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6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6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6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6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183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5"/>
    </style:style>
    <style:style style:name="ce183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1833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1834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87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6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6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6"/>
    </style:style>
    <style:style style:name="ce2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7"/>
    </style:style>
    <style:style style:name="ce2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8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0"/>
    </style:style>
    <style:style style:name="ce2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1"/>
    </style:style>
    <style:style style:name="ce2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2"/>
    </style:style>
    <style:style style:name="ce2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3"/>
    </style:style>
    <style:style style:name="ce2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4"/>
    </style:style>
    <style:style style:name="ce2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5"/>
    </style:style>
    <style:style style:name="ce2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6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8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9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6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6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0"/>
      <style:map style:condition="is-true-formula(AND(#REF!&gt;1;#REF!=&quot;&quot;))" style:apply-style-name="Cellule_20_invalide" style:base-cell-address="Feuille1.P100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1"/>
      <style:map style:condition="is-true-formula(AND(#REF!&gt;1;#REF!=&quot;&quot;))" style:apply-style-name="Cellule_20_invalide" style:base-cell-address="Feuille1.P101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2"/>
      <style:map style:condition="is-true-formula(AND(#REF!&gt;1;#REF!=&quot;&quot;))" style:apply-style-name="Cellule_20_invalide" style:base-cell-address="Feuille1.P102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3"/>
      <style:map style:condition="is-true-formula(AND(#REF!&gt;1;#REF!=&quot;&quot;))" style:apply-style-name="Cellule_20_invalide" style:base-cell-address="Feuille1.P103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4"/>
      <style:map style:condition="is-true-formula(AND(#REF!&gt;1;#REF!=&quot;&quot;))" style:apply-style-name="Cellule_20_invalide" style:base-cell-address="Feuille1.P104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6"/>
      <style:map style:condition="is-true-formula(AND(#REF!&gt;1;#REF!=&quot;&quot;))" style:apply-style-name="Cellule_20_invalide" style:base-cell-address="Feuille1.P106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25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25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25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0"/>
      <style:map style:condition="is-true-formula(AND(#REF!&gt;1;#REF!=&quot;&quot;))" style:apply-style-name="Cellule_20_invalide" style:base-cell-address="Feuille1.Q100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1"/>
      <style:map style:condition="is-true-formula(AND(#REF!&gt;1;#REF!=&quot;&quot;))" style:apply-style-name="Cellule_20_invalide" style:base-cell-address="Feuille1.Q101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2"/>
      <style:map style:condition="is-true-formula(AND(#REF!&gt;1;#REF!=&quot;&quot;))" style:apply-style-name="Cellule_20_invalide" style:base-cell-address="Feuille1.Q102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3"/>
      <style:map style:condition="is-true-formula(AND(#REF!&gt;1;#REF!=&quot;&quot;))" style:apply-style-name="Cellule_20_invalide" style:base-cell-address="Feuille1.Q103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4"/>
      <style:map style:condition="is-true-formula(AND(#REF!&gt;1;#REF!=&quot;&quot;))" style:apply-style-name="Cellule_20_invalide" style:base-cell-address="Feuille1.Q104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6"/>
      <style:map style:condition="is-true-formula(AND(#REF!&gt;1;#REF!=&quot;&quot;))" style:apply-style-name="Cellule_20_invalide" style:base-cell-address="Feuille1.Q106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6"/>
      <style:map style:condition="is-true-formula(AND(#REF!&gt;1;#REF!=&quot;&quot;))" style:apply-style-name="Cellule_20_invalide" style:base-cell-address="Feuille1.R106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6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6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69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6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69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9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0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2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3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4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5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6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8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9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6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V106"/>
      <style:map style:condition="is-true-formula(AND([.U106]&lt;&gt;0;[.V106]=&quot;&quot;))" style:apply-style-name="Cellule_20_invalide" style:base-cell-address="Feuille1.V106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W106"/>
      <style:map style:condition="is-true-formula(AND([.U106]&lt;&gt;0;[.W106]=&quot;&quot;))" style:apply-style-name="Cellule_20_invalide" style:base-cell-address="Feuille1.W106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X106"/>
      <style:map style:condition="is-true-formula(AND([.U106]&lt;&gt;0;[.X106]=&quot;&quot;))" style:apply-style-name="Cellule_20_invalide" style:base-cell-address="Feuille1.X106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6]=0)" style:apply-style-name="Cellule_20_grisée" style:base-cell-address="Feuille1.Z106"/>
      <style:map style:condition="is-true-formula(AND([.W106]&lt;&gt;0;[.Z106]=&quot;&quot;))" style:apply-style-name="Cellule_20_invalide" style:base-cell-address="Feuille1.Z106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20" calcext:value-type="float">
            <text:p>20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5" calcext:value-type="float">
            <text:p>5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693" table:content-validation-name="val2" office:value-type="string" calcext:value-type="string">
            <text:p>homing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6" calcext:value-type="float">
            <text:p>6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694" table:content-validation-name="val2" office:value-type="string" calcext:value-type="string">
            <text:p>homing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7" calcext:value-type="float">
            <text:p>7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695" table:content-validation-name="val2" office:value-type="string" calcext:value-type="string">
            <text:p>homing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8" calcext:value-type="float">
            <text:p>8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696" table:content-validation-name="val2" office:value-type="string" calcext:value-type="string">
            <text:p>homing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10" calcext:value-type="float">
            <text:p>1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697" table:content-validation-name="val2" office:value-type="string" calcext:value-type="string">
            <text:p>homing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641" office:value-type="float" office:value="20" calcext:value-type="float">
            <text:p>2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642" office:value-type="float" office:value="20" calcext:value-type="float">
            <text:p>2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643" office:value-type="float" office:value="20" calcext:value-type="float">
            <text:p>2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644" office:value-type="float" office:value="20" calcext:value-type="float">
            <text:p>2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645" office:value-type="float" office:value="20" calcext:value-type="float">
            <text:p>2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2135" office:value-type="string" calcext:value-type="string">
            <text:p>0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1831" office:value-type="float" office:value="500" calcext:value-type="float">
            <text:p>50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40" calcext:value-type="float">
            <text:p>4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1832" office:value-type="float" office:value="500" calcext:value-type="float">
            <text:p>500</text:p>
          </table:table-cell>
          <table:table-cell table:style-name="ce207" office:value-type="float" office:value="0" calcext:value-type="float">
            <text:p>0</text:p>
          </table:table-cell>
          <table:table-cell table:style-name="ce213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8" office:value-type="float" office:value="40" calcext:value-type="float">
            <text:p>4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1833" office:value-type="float" office:value="500" calcext:value-type="float">
            <text:p>500</text:p>
          </table:table-cell>
          <table:table-cell table:style-name="ce208" office:value-type="float" office:value="0" calcext:value-type="float">
            <text:p>0</text:p>
          </table:table-cell>
          <table:table-cell table:style-name="ce2138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9" office:value-type="float" office:value="40" calcext:value-type="float">
            <text:p>4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1834" office:value-type="float" office:value="500" calcext:value-type="float">
            <text:p>500</text:p>
          </table:table-cell>
          <table:table-cell table:style-name="ce209" office:value-type="float" office:value="0" calcext:value-type="float">
            <text:p>0</text:p>
          </table:table-cell>
          <table:table-cell table:style-name="ce2140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10" office:value-type="float" office:value="40" calcext:value-type="float">
            <text:p>4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2142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2143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2144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145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146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147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1871" office:value-type="float" office:value="330" calcext:value-type="float">
            <text:p>33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table:style-name="ce2139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77:Feuille1.K77 Feuille1.K2:Feuille1.L2 Feuille1.O2:Feuille1.O2 Feuille1.S2:Feuille1.T2 Feuille1.A2:Feuille1.F2 Feuille1.D38:Feuille1.F77 Feuille1.O22:Feuille1.O35 Feuille1.S22:Feuille1.T35 Feuille1.D22:Feuille1.F35 Feuille1.K22:Feuille1.L35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 Feuille1.K38:Feuille1.K42 Feuille1.K44:Feuille1.K55">
            <calcext:condition calcext:apply-style-name="Cellule invalide" calcext:value="=&quot;&quot;" calcext:base-cell-address="Feuille1.A2"/>
          </calcext:conditional-format>
          <calcext:conditional-format calcext:target-range-address="Feuille1.M42:Feuille1.M77 Feuille1.M2:Feuille1.N2 Feuille1.M22:Feuille1.M35 Feuille1.M79:Feuille1.M81">
            <calcext:condition calcext:apply-style-name="Cellule grisée" calcext:value="formula-is(#REF!=0)" calcext:base-cell-address="Feuille1.M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59:Feuille1.Q77 Feuille1.Q2:Feuille1.Q2 Feuille1.Q22:Feuille1.Q35 Feuille1.Q79:Feuille1.Q81 Feuille1.Q38:Feuille1.Q5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H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H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0:Feuille1.O100 Feuille1.S100:Feuille1.T100 Feuille1.D100:Feuille1.F100 Feuille1.K100:Feuille1.L100 Feuille1.A100:Feuille1.B100">
            <calcext:condition calcext:apply-style-name="Cellule invalide" calcext:value="=&quot;&quot;" calcext:base-cell-address="Feuille1.A100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P100:Feuille1.P100">
            <calcext:condition calcext:apply-style-name="Cellule grisée" calcext:value="formula-is(#REF!=1)" calcext:base-cell-address="Feuille1.P100"/>
            <calcext:condition calcext:apply-style-name="Cellule invalide" calcext:value="formula-is(AND(#REF!&gt;1;#REF!=&quot;&quot;))" calcext:base-cell-address="Feuille1.P100"/>
          </calcext:conditional-format>
          <calcext:conditional-format calcext:target-range-address="Feuille1.Q100:Feuille1.Q100">
            <calcext:condition calcext:apply-style-name="Cellule grisée" calcext:value="formula-is(#REF!=1)" calcext:base-cell-address="Feuille1.Q100"/>
            <calcext:condition calcext:apply-style-name="Cellule invalide" calcext:value="formula-is(AND(#REF!&gt;1;#REF!=&quot;&quot;))" calcext:base-cell-address="Feuille1.Q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D99:Feuille1.F99 Feuille1.A99:Feuille1.B99">
            <calcext:condition calcext:apply-style-name="Cellule invalide" calcext:value="=&quot;&quot;" calcext:base-cell-address="Feuille1.A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O101:Feuille1.O101 Feuille1.S101:Feuille1.S101 Feuille1.D101:Feuille1.F101 Feuille1.K101:Feuille1.L101 Feuille1.A101:Feuille1.B101">
            <calcext:condition calcext:apply-style-name="Cellule invalide" calcext:value="=&quot;&quot;" calcext:base-cell-address="Feuille1.A101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P101:Feuille1.P101">
            <calcext:condition calcext:apply-style-name="Cellule grisée" calcext:value="formula-is(#REF!=1)" calcext:base-cell-address="Feuille1.P101"/>
            <calcext:condition calcext:apply-style-name="Cellule invalide" calcext:value="formula-is(AND(#REF!&gt;1;#REF!=&quot;&quot;))" calcext:base-cell-address="Feuille1.P101"/>
          </calcext:conditional-format>
          <calcext:conditional-format calcext:target-range-address="Feuille1.Q101:Feuille1.Q101">
            <calcext:condition calcext:apply-style-name="Cellule grisée" calcext:value="formula-is(#REF!=1)" calcext:base-cell-address="Feuille1.Q101"/>
            <calcext:condition calcext:apply-style-name="Cellule invalide" calcext:value="formula-is(AND(#REF!&gt;1;#REF!=&quot;&quot;))" calcext:base-cell-address="Feuille1.Q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O99:Feuille1.O99 Feuille1.S99:Feuille1.T99 Feuille1.K99:Feuille1.L99">
            <calcext:condition calcext:apply-style-name="Cellule invalide" calcext:value="=&quot;&quot;" calcext:base-cell-address="Feuille1.K99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P99:Feuille1.P99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99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D102:Feuille1.F102 Feuille1.A102:Feuille1.B102">
            <calcext:condition calcext:apply-style-name="Cellule invalide" calcext:value="=&quot;&quot;" calcext:base-cell-address="Feuille1.A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O102:Feuille1.O102 Feuille1.S102:Feuille1.T102 Feuille1.K102:Feuille1.L102">
            <calcext:condition calcext:apply-style-name="Cellule invalide" calcext:value="=&quot;&quot;" calcext:base-cell-address="Feuille1.K102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P102:Feuille1.P102">
            <calcext:condition calcext:apply-style-name="Cellule grisée" calcext:value="formula-is(#REF!=1)" calcext:base-cell-address="Feuille1.P102"/>
            <calcext:condition calcext:apply-style-name="Cellule invalide" calcext:value="formula-is(AND(#REF!&gt;1;#REF!=&quot;&quot;))" calcext:base-cell-address="Feuille1.P102"/>
          </calcext:conditional-format>
          <calcext:conditional-format calcext:target-range-address="Feuille1.Q102:Feuille1.Q102">
            <calcext:condition calcext:apply-style-name="Cellule grisée" calcext:value="formula-is(#REF!=1)" calcext:base-cell-address="Feuille1.Q102"/>
            <calcext:condition calcext:apply-style-name="Cellule invalide" calcext:value="formula-is(AND(#REF!&gt;1;#REF!=&quot;&quot;))" calcext:base-cell-address="Feuille1.Q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D103:Feuille1.F103 Feuille1.A103:Feuille1.B103">
            <calcext:condition calcext:apply-style-name="Cellule invalide" calcext:value="=&quot;&quot;" calcext:base-cell-address="Feuille1.A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O103:Feuille1.O103 Feuille1.S103:Feuille1.T103 Feuille1.K103:Feuille1.L103">
            <calcext:condition calcext:apply-style-name="Cellule invalide" calcext:value="=&quot;&quot;" calcext:base-cell-address="Feuille1.K103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P103:Feuille1.P103">
            <calcext:condition calcext:apply-style-name="Cellule grisée" calcext:value="formula-is(#REF!=1)" calcext:base-cell-address="Feuille1.P103"/>
            <calcext:condition calcext:apply-style-name="Cellule invalide" calcext:value="formula-is(AND(#REF!&gt;1;#REF!=&quot;&quot;))" calcext:base-cell-address="Feuille1.P103"/>
          </calcext:conditional-format>
          <calcext:conditional-format calcext:target-range-address="Feuille1.Q103:Feuille1.Q103">
            <calcext:condition calcext:apply-style-name="Cellule grisée" calcext:value="formula-is(#REF!=1)" calcext:base-cell-address="Feuille1.Q103"/>
            <calcext:condition calcext:apply-style-name="Cellule invalide" calcext:value="formula-is(AND(#REF!&gt;1;#REF!=&quot;&quot;))" calcext:base-cell-address="Feuille1.Q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D104:Feuille1.F104 Feuille1.A104:Feuille1.B104">
            <calcext:condition calcext:apply-style-name="Cellule invalide" calcext:value="=&quot;&quot;" calcext:base-cell-address="Feuille1.A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O104:Feuille1.O104 Feuille1.S104:Feuille1.T104 Feuille1.K104:Feuille1.L104">
            <calcext:condition calcext:apply-style-name="Cellule invalide" calcext:value="=&quot;&quot;" calcext:base-cell-address="Feuille1.K104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P104:Feuille1.P104">
            <calcext:condition calcext:apply-style-name="Cellule grisée" calcext:value="formula-is(#REF!=1)" calcext:base-cell-address="Feuille1.P104"/>
            <calcext:condition calcext:apply-style-name="Cellule invalide" calcext:value="formula-is(AND(#REF!&gt;1;#REF!=&quot;&quot;))" calcext:base-cell-address="Feuille1.P104"/>
          </calcext:conditional-format>
          <calcext:conditional-format calcext:target-range-address="Feuille1.Q104:Feuille1.Q104">
            <calcext:condition calcext:apply-style-name="Cellule grisée" calcext:value="formula-is(#REF!=1)" calcext:base-cell-address="Feuille1.Q104"/>
            <calcext:condition calcext:apply-style-name="Cellule invalide" calcext:value="formula-is(AND(#REF!&gt;1;#REF!=&quot;&quot;))" calcext:base-cell-address="Feuille1.Q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D105:Feuille1.F105 Feuille1.A105:Feuille1.B105">
            <calcext:condition calcext:apply-style-name="Cellule invalide" calcext:value="=&quot;&quot;" calcext:base-cell-address="Feuille1.A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Y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O105:Feuille1.O105 Feuille1.S105:Feuille1.T105 Feuille1.K105:Feuille1.L105">
            <calcext:condition calcext:apply-style-name="Cellule invalide" calcext:value="=&quot;&quot;" calcext:base-cell-address="Feuille1.K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D106:Feuille1.F106 Feuille1.A106:Feuille1.B106">
            <calcext:condition calcext:apply-style-name="Cellule invalide" calcext:value="=&quot;&quot;" calcext:base-cell-address="Feuille1.A106"/>
          </calcext:conditional-format>
          <calcext:conditional-format calcext:target-range-address="Feuille1.V106:Feuille1.V106">
            <calcext:condition calcext:apply-style-name="Cellule grisée" calcext:value="formula-is([.U106]=0)" calcext:base-cell-address="Feuille1.V106"/>
            <calcext:condition calcext:apply-style-name="Cellule invalide" calcext:value="formula-is(AND([.U106]&lt;&gt;0;[.V106]=&quot;&quot;))" calcext:base-cell-address="Feuille1.V106"/>
          </calcext:conditional-format>
          <calcext:conditional-format calcext:target-range-address="Feuille1.W106:Feuille1.W106">
            <calcext:condition calcext:apply-style-name="Cellule grisée" calcext:value="formula-is([.U106]=0)" calcext:base-cell-address="Feuille1.W106"/>
            <calcext:condition calcext:apply-style-name="Cellule invalide" calcext:value="formula-is(AND([.U106]&lt;&gt;0;[.W106]=&quot;&quot;))" calcext:base-cell-address="Feuille1.W106"/>
          </calcext:conditional-format>
          <calcext:conditional-format calcext:target-range-address="Feuille1.X106:Feuille1.Y106">
            <calcext:condition calcext:apply-style-name="Cellule grisée" calcext:value="formula-is([.U106]=0)" calcext:base-cell-address="Feuille1.X106"/>
            <calcext:condition calcext:apply-style-name="Cellule invalide" calcext:value="formula-is(AND([.U106]&lt;&gt;0;[.X106]=&quot;&quot;))" calcext:base-cell-address="Feuille1.X106"/>
          </calcext:conditional-format>
          <calcext:conditional-format calcext:target-range-address="Feuille1.Z106:Feuille1.Z106">
            <calcext:condition calcext:apply-style-name="Cellule grisée" calcext:value="formula-is([.W106]=0)" calcext:base-cell-address="Feuille1.Z106"/>
            <calcext:condition calcext:apply-style-name="Cellule invalide" calcext:value="formula-is(AND([.W106]&lt;&gt;0;[.Z106]=&quot;&quot;))" calcext:base-cell-address="Feuille1.Z106"/>
          </calcext:conditional-format>
          <calcext:conditional-format calcext:target-range-address="Feuille1.C106:Feuille1.C106">
            <calcext:condition calcext:apply-style-name="Cellule invalide" calcext:value="=&quot;&quot;" calcext:base-cell-address="Feuille1.C106"/>
          </calcext:conditional-format>
          <calcext:conditional-format calcext:target-range-address="Feuille1.O106:Feuille1.O106 Feuille1.S106:Feuille1.S106 Feuille1.K106:Feuille1.L106">
            <calcext:condition calcext:apply-style-name="Cellule invalide" calcext:value="=&quot;&quot;" calcext:base-cell-address="Feuille1.K106"/>
          </calcext:conditional-format>
          <calcext:conditional-format calcext:target-range-address="Feuille1.M106:Feuille1.M106">
            <calcext:condition calcext:apply-style-name="Cellule grisée" calcext:value="formula-is(#REF!=0)" calcext:base-cell-address="Feuille1.M106"/>
          </calcext:conditional-format>
          <calcext:conditional-format calcext:target-range-address="Feuille1.P106:Feuille1.P106">
            <calcext:condition calcext:apply-style-name="Cellule grisée" calcext:value="formula-is(#REF!=1)" calcext:base-cell-address="Feuille1.P106"/>
            <calcext:condition calcext:apply-style-name="Cellule invalide" calcext:value="formula-is(AND(#REF!&gt;1;#REF!=&quot;&quot;))" calcext:base-cell-address="Feuille1.P106"/>
          </calcext:conditional-format>
          <calcext:conditional-format calcext:target-range-address="Feuille1.Q106:Feuille1.Q106">
            <calcext:condition calcext:apply-style-name="Cellule grisée" calcext:value="formula-is(#REF!=1)" calcext:base-cell-address="Feuille1.Q106"/>
            <calcext:condition calcext:apply-style-name="Cellule invalide" calcext:value="formula-is(AND(#REF!&gt;1;#REF!=&quot;&quot;))" calcext:base-cell-address="Feuille1.Q106"/>
          </calcext:conditional-format>
          <calcext:conditional-format calcext:target-range-address="Feuille1.H106:Feuille1.H106">
            <calcext:condition calcext:apply-style-name="Cellule invalide" calcext:value="=&quot;&quot;" calcext:base-cell-address="Feuille1.H106"/>
          </calcext:conditional-format>
          <calcext:conditional-format calcext:target-range-address="Feuille1.U106:Feuille1.U106">
            <calcext:condition calcext:apply-style-name="Cellule invalide" calcext:value="=&quot;&quot;" calcext:base-cell-address="Feuille1.U106"/>
          </calcext:conditional-format>
          <calcext:conditional-format calcext:target-range-address="Feuille1.J106:Feuille1.J106">
            <calcext:condition calcext:apply-style-name="Cellule invalide" calcext:value="=&quot;&quot;" calcext:base-cell-address="Feuille1.J106"/>
          </calcext:conditional-format>
          <calcext:conditional-format calcext:target-range-address="Feuille1.R106:Feuille1.R106">
            <calcext:condition calcext:apply-style-name="Cellule grisée" calcext:value="formula-is(#REF!=1)" calcext:base-cell-address="Feuille1.R106"/>
            <calcext:condition calcext:apply-style-name="Cellule invalide" calcext:value="formula-is(AND(#REF!&gt;1;#REF!=&quot;&quot;))" calcext:base-cell-address="Feuille1.R106"/>
          </calcext:conditional-format>
          <calcext:conditional-format calcext:target-range-address="Feuille1.N106:Feuille1.N106">
            <calcext:condition calcext:apply-style-name="Cellule grisée" calcext:value="formula-is(#REF!=0)" calcext:base-cell-address="Feuille1.N106"/>
          </calcext:conditional-format>
          <calcext:conditional-format calcext:target-range-address="Feuille1.I106:Feuille1.I106">
            <calcext:condition calcext:apply-style-name="Cellule invalide" calcext:value="=&quot;&quot;" calcext:base-cell-address="Feuille1.I106"/>
          </calcext:conditional-format>
          <calcext:conditional-format calcext:target-range-address="Feuille1.T106:Feuille1.T106">
            <calcext:condition calcext:apply-style-name="Cellule invalide" calcext:value="=&quot;&quot;" calcext:base-cell-address="Feuille1.T106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D108:Feuille1.F108 Feuille1.B108:Feuille1.B108">
            <calcext:condition calcext:apply-style-name="Cellule invalide" calcext:value="=&quot;&quot;" calcext:base-cell-address="Feuille1.B108"/>
          </calcext:conditional-format>
          <calcext:conditional-format calcext:target-range-address="Feuille1.O108:Feuille1.O108 Feuille1.S108:Feuille1.T108 Feuille1.K108:Feuille1.L108">
            <calcext:condition calcext:apply-style-name="Cellule invalide" calcext:value="=&quot;&quot;" calcext:base-cell-address="Feuille1.K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A108:Feuille1.A108">
            <calcext:condition calcext:apply-style-name="Cellule invalide" calcext:value="=&quot;&quot;" calcext:base-cell-address="Feuille1.A108"/>
          </calcext:conditional-format>
          <calcext:conditional-format calcext:target-range-address="Feuille1.D109:Feuille1.F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O109:Feuille1.O109 Feuille1.S109:Feuille1.T109 Feuille1.K109:Feuille1.L109">
            <calcext:condition calcext:apply-style-name="Cellule invalide" calcext:value="=&quot;&quot;" calcext:base-cell-address="Feuille1.K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D110:Feuille1.F110 Feuille1.B110:Feuille1.B110">
            <calcext:condition calcext:apply-style-name="Cellule invalide" calcext:value="=&quot;&quot;" calcext:base-cell-address="Feuille1.B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A110:Feuille1.A110">
            <calcext:condition calcext:apply-style-name="Cellule invalide" calcext:value="=&quot;&quot;" calcext:base-cell-address="Feuille1.A110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K82:Feuille1.K82">
            <calcext:condition calcext:apply-style-name="Cellule invalide" calcext:value="=&quot;&quot;" calcext:base-cell-address="Feuille1.K82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K60:Feuille1.K60">
            <calcext:condition calcext:apply-style-name="Cellule invalide" calcext:value="=&quot;&quot;" calcext:base-cell-address="Feuille1.K60"/>
          </calcext:conditional-format>
          <calcext:conditional-format calcext:target-range-address="Feuille1.K61:Feuille1.K61">
            <calcext:condition calcext:apply-style-name="Cellule invalide" calcext:value="=&quot;&quot;" calcext:base-cell-address="Feuille1.K61"/>
          </calcext:conditional-format>
          <calcext:conditional-format calcext:target-range-address="Feuille1.K62:Feuille1.K62">
            <calcext:condition calcext:apply-style-name="Cellule invalide" calcext:value="=&quot;&quot;" calcext:base-cell-address="Feuille1.K62"/>
          </calcext:conditional-format>
          <calcext:conditional-format calcext:target-range-address="Feuille1.K63:Feuille1.K63">
            <calcext:condition calcext:apply-style-name="Cellule invalide" calcext:value="=&quot;&quot;" calcext:base-cell-address="Feuille1.K63"/>
          </calcext:conditional-format>
          <calcext:conditional-format calcext:target-range-address="Feuille1.K64:Feuille1.K64">
            <calcext:condition calcext:apply-style-name="Cellule invalide" calcext:value="=&quot;&quot;" calcext:base-cell-address="Feuille1.K64"/>
          </calcext:conditional-format>
          <calcext:conditional-format calcext:target-range-address="Feuille1.K65:Feuille1.K65">
            <calcext:condition calcext:apply-style-name="Cellule invalide" calcext:value="=&quot;&quot;" calcext:base-cell-address="Feuille1.K6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K57:Feuille1.K57">
            <calcext:condition calcext:apply-style-name="Cellule invalide" calcext:value="=&quot;&quot;" calcext:base-cell-address="Feuille1.K57"/>
          </calcext:conditional-format>
          <calcext:conditional-format calcext:target-range-address="Feuille1.K58:Feuille1.K58">
            <calcext:condition calcext:apply-style-name="Cellule invalide" calcext:value="=&quot;&quot;" calcext:base-cell-address="Feuille1.K58"/>
          </calcext:conditional-format>
          <calcext:conditional-format calcext:target-range-address="Feuille1.I55:Feuille1.I55">
            <calcext:condition calcext:apply-style-name="Cellule invalide" calcext:value="=&quot;&quot;" calcext:base-cell-address="Feuille1.I55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1:40:59.6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11:41:36.448000000</dc:date>
    <meta:generator>LibreOffice/6.0.6.2$Windows_X86_64 LibreOffice_project/0c292870b25a325b5ed35f6b45599d2ea4458e77</meta:generator>
    <meta:editing-duration>PT9H26M44S</meta:editing-duration>
    <meta:editing-cycles>588</meta:editing-cycles>
    <meta:document-statistic meta:table-count="1" meta:cell-count="2236" meta:object-count="0"/>
  </office:meta>
</office:document-meta>
</file>